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language="en" fo:country="GB"/>
    </style:style>
    <style:style style:name="P3" style:parent-style-name="Normal" style:family="paragraph">
      <style:text-properties fo:language="en" fo:country="GB"/>
    </style:style>
    <style:style style:name="P4" style:parent-style-name="Normal" style:family="paragraph">
      <style:text-properties fo:language="en" fo:country="GB"/>
    </style:style>
    <style:style style:name="P5" style:parent-style-name="Normal" style:family="paragraph">
      <style:text-properties fo:language="en" fo:country="GB"/>
    </style:style>
    <style:style style:name="P6" style:parent-style-name="Normal" style:family="paragraph">
      <style:text-properties fo:language="en" fo:country="GB"/>
    </style:style>
    <style:style style:name="P7" style:parent-style-name="Normal" style:family="paragraph">
      <style:text-properties fo:language="en" fo:country="GB"/>
    </style:style>
    <style:style style:name="P8" style:parent-style-name="Normal" style:family="paragraph">
      <style:text-properties fo:language="en" fo:country="GB"/>
    </style:style>
    <style:style style:name="T9" style:parent-style-name="Policepardéfaut" style:family="text">
      <style:text-properties fo:language="en" fo:country="GB"/>
    </style:style>
    <style:style style:name="P10" style:parent-style-name="Normal" style:family="paragraph">
      <style:text-properties fo:language="en" fo:country="GB"/>
    </style:style>
    <style:style style:name="P11" style:parent-style-name="Normal" style:family="paragraph">
      <style:text-properties fo:language="en" fo:country="GB"/>
    </style:style>
    <style:style style:name="P12" style:parent-style-name="Normal" style:family="paragraph">
      <style:text-properties fo:language="en" fo:country="GB"/>
    </style:style>
    <style:style style:name="P13" style:parent-style-name="Normal" style:family="paragraph">
      <style:text-properties fo:language="en" fo:country="GB"/>
    </style:style>
    <style:style style:name="P14" style:parent-style-name="Normal" style:family="paragraph">
      <style:text-properties fo:language="en" fo:country="GB"/>
    </style:style>
    <style:style style:name="P15" style:parent-style-name="Normal" style:family="paragraph">
      <style:text-properties fo:language="en" fo:country="GB"/>
    </style:style>
    <style:style style:name="P16" style:parent-style-name="Normal" style:family="paragraph">
      <style:text-properties fo:language="en" fo:country="GB"/>
    </style:style>
    <style:style style:name="T17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18" style:parent-style-name="Policepardéfaut" style:family="text">
      <style:text-properties fo:language="en" fo:country="GB"/>
    </style:style>
    <style:style style:name="P19" style:parent-style-name="Normal" style:family="paragraph">
      <style:text-properties fo:language="en" fo:country="GB"/>
    </style:style>
    <style:style style:name="P20" style:parent-style-name="Normal" style:family="paragraph">
      <style:text-properties fo:language="en" fo:country="GB"/>
    </style:style>
    <style:style style:name="P21" style:parent-style-name="Normal" style:family="paragraph">
      <style:text-properties fo:language="en" fo:country="GB"/>
    </style:style>
    <style:style style:name="P22" style:parent-style-name="Normal" style:family="paragraph">
      <style:text-properties fo:language="en" fo:country="GB"/>
    </style:style>
    <style:style style:name="P23" style:parent-style-name="Normal" style:family="paragraph">
      <style:text-properties fo:language="en" fo:country="GB"/>
    </style:style>
    <style:style style:name="P24" style:parent-style-name="Normal" style:family="paragraph">
      <style:text-properties fo:language="en" fo:country="GB"/>
    </style:style>
    <style:style style:name="T25" style:parent-style-name="Policepardéfaut" style:family="text">
      <style:text-properties fo:language="en" fo:country="GB"/>
    </style:style>
    <style:style style:name="P26" style:parent-style-name="Normal" style:family="paragraph">
      <style:text-properties fo:language="en" fo:country="GB"/>
    </style:style>
    <style:style style:name="P27" style:parent-style-name="Normal" style:family="paragraph">
      <style:text-properties fo:language="en" fo:country="GB"/>
    </style:style>
    <style:style style:name="P28" style:parent-style-name="Normal" style:family="paragraph">
      <style:text-properties fo:language="en" fo:country="GB"/>
    </style:style>
    <style:style style:name="P29" style:parent-style-name="Normal" style:family="paragraph">
      <style:text-properties fo:language="en" fo:country="GB"/>
    </style:style>
    <style:style style:name="P30" style:parent-style-name="Normal" style:family="paragraph">
      <style:text-properties fo:language="en" fo:country="GB"/>
    </style:style>
    <style:style style:name="P31" style:parent-style-name="Normal" style:family="paragraph">
      <style:text-properties fo:language="en" fo:country="GB"/>
    </style:style>
    <style:style style:name="T32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33" style:parent-style-name="Policepardéfaut" style:family="text">
      <style:text-properties fo:language="en" fo:country="GB"/>
    </style:style>
    <style:style style:name="P34" style:parent-style-name="Normal" style:family="paragraph">
      <style:text-properties fo:language="en" fo:country="GB"/>
    </style:style>
    <style:style style:name="P35" style:parent-style-name="Normal" style:family="paragraph">
      <style:text-properties fo:language="en" fo:country="GB"/>
    </style:style>
    <style:style style:name="P36" style:parent-style-name="Normal" style:family="paragraph">
      <style:text-properties fo:language="en" fo:country="GB"/>
    </style:style>
    <style:style style:name="P37" style:parent-style-name="Normal" style:family="paragraph">
      <style:text-properties fo:language="en" fo:country="GB"/>
    </style:style>
    <style:style style:name="P38" style:parent-style-name="Normal" style:family="paragraph">
      <style:text-properties fo:language="en" fo:country="GB"/>
    </style:style>
    <style:style style:name="P39" style:parent-style-name="Normal" style:family="paragraph">
      <style:text-properties fo:language="en" fo:country="GB"/>
    </style:style>
    <style:style style:name="P40" style:parent-style-name="Normal" style:family="paragraph">
      <style:text-properties fo:language="en" fo:country="GB"/>
    </style:style>
  </office:automatic-styles>
  <office:body>
    <office:text text:use-soft-page-breaks="true">
      <text:p text:style-name="P1">Evolution du modèle :</text:p>
      <text:p text:style-name="Normal">Etat1 : param_grid1 = {</text:p>
      <text:p text:style-name="Normal">   <text:s/><text:span text:style-name="T2">'n_estimators': [100, 200, 300],</text:span></text:p>
      <text:p text:style-name="P3">    'max_depth': [None, 10, 20],</text:p>
      <text:p text:style-name="P4">    'min_samples_split': [2, 5],</text:p>
      <text:p text:style-name="P5">    'min_samples_leaf': [1, 2],</text:p>
      <text:p text:style-name="P6">    'max_features': ['sqrt', 'log2']</text:p>
      <text:p text:style-name="P7">}</text:p>
      <text:p text:style-name="P8">Meilleurs<text:s/>paramètres : {'max_depth': None, 'max_features': 'sqrt', 'min_samples_leaf': 1, 'min_samples_split': 5, 'n_estimators': 100}</text:p>
      <text:p text:style-name="Normal">Meilleure performance : 0.7774176016993631</text:p>
      <text:p text:style-name="Normal"/>
      <text:p text:style-name="Normal"/>
      <text:p text:style-name="Normal">Etat2 : param_grid2 = {</text:p>
      <text:p text:style-name="Normal">   <text:s/><text:span text:style-name="T9">'n_estimators': [50, 100, 150],</text:span></text:p>
      <text:p text:style-name="P10">    'max_depth': [None, 20, 30],</text:p>
      <text:p text:style-name="P11">    'min_samples_split': [7, 5],</text:p>
      <text:p text:style-name="P12">    'min_samples_leaf': [1, 2],</text:p>
      <text:p text:style-name="P13">    'max_features': ['sqrt', 'log2']</text:p>
      <text:p text:style-name="P14">}</text:p>
      <text:p text:style-name="P15"/>
      <text:p text:style-name="P16">Meilleurs paramètres : {'max_depth': None, 'max_features': 'sqrt', 'min_samples_leaf': 1, 'min_samples_split': 7, 'n_estimators': 150}</text:p>
      <text:p text:style-name="Normal">Meilleure performance : 0.7784132445971002</text:p>
      <text:p text:style-name="Normal"/>
      <text:p text:style-name="Normal">Etat3 :<text:span text:style-name="T17"><text:s/></text:span>param_grid = {</text:p>
      <text:p text:style-name="Normal">   <text:s/><text:span text:style-name="T18">'n_estimators': [125, 150, 175],</text:span></text:p>
      <text:p text:style-name="P19">    'max_depth': [None, 40, 60],</text:p>
      <text:p text:style-name="P20">   <text:s/>'min_samples_split': [7, 9],</text:p>
      <text:p text:style-name="P21">    'min_samples_leaf': [1, 2],</text:p>
      <text:p text:style-name="P22">    'max_features': ['sqrt', 'log2']</text:p>
      <text:p text:style-name="P23">}</text:p>
      <text:p text:style-name="P24">Meilleurs paramètres : {'max_depth': None, 'max_features': 'sqrt', 'min_samples_leaf': 1, 'min_samples_split': 7, 'n_estimators': 150}</text:p>
      <text:p text:style-name="Normal">Meilleure performance : 0.7784132445971002</text:p>
      <text:p text:style-name="Normal"/>
      <text:p text:style-name="Normal">Etat4 : param_grid = {</text:p>
      <text:p text:style-name="Normal">   <text:s/><text:span text:style-name="T25">'n_estimators': [140, 150, 160],</text:span></text:p>
      <text:p text:style-name="P26">    'max_depth': [None, 70, 60],</text:p>
      <text:p text:style-name="P27">    'min_samples_split': [6,7,8],</text:p>
      <text:p text:style-name="P28">    'min_samples_leaf': [1, 2],</text:p>
      <text:p text:style-name="P29">    'max_features': ['sqrt', 'log2']</text:p>
      <text:p text:style-name="P30">}</text:p>
      <text:p text:style-name="P31">Meilleurs paramètres : {'max_depth': None, 'max_features': 'sqrt', 'min_samples_leaf': 1, 'min_samples_split': 6, 'n_estimators': 160}</text:p>
      <text:p text:style-name="Normal">Meilleure performance : 0.7794095086070627</text:p>
      <text:p text:style-name="Normal"/>
      <text:p text:style-name="Normal">Etat5 :<text:span text:style-name="T32"><text:s/></text:span>param_grid = {</text:p>
      <text:p text:style-name="Normal">   <text:s/><text:span text:style-name="T33">'n_estimators': [170, 150, 160],</text:span></text:p>
      <text:p text:style-name="P34">    'max_depth': [None, 200, 100],</text:p>
      <text:p text:style-name="P35">    'min_samples_split': [6,7,8],</text:p>
      <text:p text:style-name="P36">    'min_samples_leaf': [1, 2],</text:p>
      <text:p text:style-name="P37">    'max_features': ['sqrt', 'log2']</text:p>
      <text:p text:style-name="P38">}</text:p>
      <text:p text:style-name="P39"/>
      <text:p text:style-name="P40">Meilleurs paramètres : {'max_depth': None, 'max_features': 'sqrt', 'min_samples_leaf': 1, 'min_samples_split': 6, 'n_estimators': 160}</text:p>
      <text:p text:style-name="Normal">Meilleure performance : 0.7794095086070627</text:p>
      <text:p text:style-name="Normal"/>
      <text:p text:style-name="Normal">proportion de tweeet par classe predicted_label</text:p>
      <text:p text:style-name="Normal">1 <text:s text:c="3"/>207429</text:p>
      <text:p text:style-name="Normal">0 <text:s text:c="4"/>69248</text:p>
      <text:p text:style-name="Normal">2 <text:s text:c="6"/>188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ean Rouyere (Student at CentraleSupelec)</meta:initial-creator>
    <dc:creator>Jean Rouyere (Student at CentraleSupelec)</dc:creator>
    <meta:creation-date>2025-06-03T12:37:00Z</meta:creation-date>
    <dc:date>2025-06-04T10:49:00Z</dc:date>
    <meta:template xlink:href="Normal" xlink:type="simple"/>
    <meta:editing-cycles>4</meta:editing-cycles>
    <meta:editing-duration>PT9360S</meta:editing-duration>
    <meta:document-statistic meta:page-count="1" meta:paragraph-count="3" meta:word-count="306" meta:character-count="1991" meta:row-count="14" meta:non-whitespace-character-count="1688"/>
  </office:meta>
</office:document-meta>
</file>